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declaredThrowableException.UndeclaredThrowableException( Throwabl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declaredThrowableException.getUndeclaredThrow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